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ndaleMono" svg:font-family="AndaleMon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7pt" style:font-size-asian="7pt" style:font-size-complex="7pt"/>
    </style:style>
    <style:style style:name="ce4" style:family="table-cell" style:parent-style-name="Default" style:data-style-name="N0">
      <style:table-cell-properties style:vertical-align="middle"/>
      <style:text-properties fo:color="#2FFF12" style:font-name="AndaleMono" style:font-name-asian="AndaleMono" style:font-name-complex="AndaleMono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color="#000000" style:font-name="AndaleMono" style:font-name-asian="AndaleMono" style:font-name-complex="AndaleMono" fo:font-size="10pt" style:font-size-asian="10pt" style:font-size-complex="10pt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style:vertical-align="middle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10</text:p>
          </table:table-cell>
          <table:table-cell table:style-name="ce1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samples = 100</text:p>
          </table:table-cell>
          <table:table-cell office:value-type="float" office:value="1000" table:style-name="ce2">
            <text:p>1,00E+03</text:p>
          </table:table-cell>
          <table:table-cell table:number-columns-repeated="3" table:style-name="ce1"/>
          <table:table-cell table:number-columns-repeated="9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9" table:style-name="ce1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2" table:style-name="ce1"/>
          <table:table-cell office:value-type="string" table:style-name="ce9">
            <text:p>Volatility 3 mois : 0.05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7073 <text:s text:c="8"/>11.461 <text:s text:c="7"/>4.17073 <text:s text:c="7"/>9.96676 <text:s text:c="7"/>4.17073 <text:s text:c="7"/>1.01302</text:p>
          </table:table-cell>
          <table:table-cell table:number-columns-repeated="9" table:style-name="ce1"/>
          <table:table-cell office:value-type="string" table:style-name="ce1">
            <text:p><text:s text:c="7"/>European <text:s text:c="7"/>4.13251 <text:s text:c="6"/>0.001395 <text:s text:c="7"/>4.13251 <text:s text:c="6"/>0.001162 <text:s text:c="7"/>4.13251 <text:s text:c="6"/>0.000127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10.0461 <text:s text:c="6"/>0.729431 <text:s text:c="7"/>8.19727 <text:s text:c="6"/>0.731168 <text:s text:c="6"/>0.869418</text:p>
          </table:table-cell>
          <table:table-cell table:number-columns-repeated="9" table:style-name="ce1"/>
          <table:table-cell office:value-type="string" table:style-name="ce1">
            <text:p><text:s text:c="10"/>Asian <text:s text:c="6"/>0.877789 <text:s text:c="6"/>0.001349 <text:s text:c="6"/>0.877789 <text:s text:c="6"/>0.001008 <text:s text:c="6"/>0.879729 <text:s text:c="7"/>0.00013</text:p>
          </table:table-cell>
          <table:table-cell table:number-columns-repeated="12" table:style-name="ce1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3727 <text:s text:c="7"/>11.8922 <text:s text:c="6"/>0.273727 <text:s text:c="9"/>11.79 <text:s text:c="6"/>0.274946 <text:s text:c="7"/>2.91236</text:p>
          </table:table-cell>
          <table:table-cell table:number-columns-repeated="9" table:style-name="ce1"/>
          <table:table-cell office:value-type="string" table:style-name="ce1">
            <text:p><text:s text:c="8"/>Barrier <text:s text:c="6"/>0.433849 <text:s text:c="6"/>0.001477 <text:s text:c="6"/>0.433849 <text:s text:c="6"/>0.002205 <text:s text:c="6"/>0.433849 <text:s text:c="6"/>0.000387</text:p>
          </table:table-cell>
          <table:table-cell table:number-columns-repeated="12" table:style-name="ce1"/>
          <table:table-cell office:value-type="string" table:style-name="ce6">
            <text:p><text:s text:c="7"/>European <text:s text:c="7"/>3.87899 <text:s text:c="7"/>5.34548 <text:s text:c="7"/>3.87899 <text:s text:c="7"/>5.07962 <text:s text:c="7"/>3.87899 <text:s text:c="6"/>0.628403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10"/>Asian <text:s text:c="8"/>0.1636 <text:s text:c="7"/>4.58186 <text:s text:c="8"/>0.1636 <text:s text:c="7"/>4.62561 <text:s text:c="6"/>0.165196 <text:s text:c="6"/>0.540333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15</text:p>
          </table:table-cell>
          <table:table-cell table:style-name="ce1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samples = 10000</text:p>
          </table:table-cell>
          <table:table-cell office:value-type="float" office:value="100000" table:style-name="ce2">
            <text:p>1,00E+05</text:p>
          </table:table-cell>
          <table:table-cell table:number-columns-repeated="3" table:style-name="ce1"/>
          <table:table-cell office:value-type="string" table:style-name="ce6">
            <text:p><text:s text:c="8"/>Barrier <text:s text:c="3"/>2.93822e-06 <text:s text:c="7"/>8.27295 <text:s text:c="3"/>2.93822e-06 <text:s text:c="7"/>8.71031 <text:s text:c="3"/>2.93822e-06 <text:s text:c="7"/>1.92772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9" table:style-name="ce1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6951 <text:s text:c="7"/>19.0327 <text:s text:c="7"/>4.16951 <text:s text:c="7"/>16.1185 <text:s text:c="7"/>4.16951 <text:s text:c="7"/>1.36333</text:p>
          </table:table-cell>
          <table:table-cell table:number-columns-repeated="9" table:style-name="ce1"/>
          <table:table-cell office:value-type="string" table:style-name="ce1">
            <text:p><text:s text:c="7"/>European <text:s text:c="7"/>4.17516 <text:s text:c="6"/>0.190921 <text:s text:c="7"/>4.17516 <text:s text:c="6"/>0.202227 <text:s text:c="7"/>4.17516 <text:s text:c="6"/>0.020005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11.0544 <text:s text:c="6"/>0.729431 <text:s text:c="7"/>11.6339 <text:s text:c="6"/>0.731168 <text:s text:c="8"/>0.9902</text:p>
          </table:table-cell>
          <table:table-cell table:number-columns-repeated="9" table:style-name="ce1"/>
          <table:table-cell office:value-type="string" table:style-name="ce1">
            <text:p><text:s text:c="10"/>Asian <text:s text:c="6"/>0.718484 <text:s text:c="6"/>0.182635 <text:s text:c="6"/>0.718484 <text:s text:c="6"/>0.182339 <text:s text:c="6"/>0.720204 <text:s text:c="6"/>0.017742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4726 <text:s text:c="7"/>18.7574 <text:s text:c="6"/>0.274726 <text:s text:c="7"/>21.0598 <text:s text:c="6"/>0.276003 <text:s text:c="9"/>4.324</text:p>
          </table:table-cell>
          <table:table-cell table:number-columns-repeated="9" table:style-name="ce1"/>
          <table:table-cell office:value-type="string" table:style-name="ce1">
            <text:p><text:s text:c="8"/>Barrier <text:s text:c="6"/>0.267576 <text:s text:c="6"/>0.181471 <text:s text:c="6"/>0.267576 <text:s text:c="7"/>0.11551 <text:s text:c="6"/>0.268097 <text:s text:c="6"/>0.029198</text:p>
          </table:table-cell>
          <table:table-cell table:number-columns-repeated="12" table:style-name="ce1"/>
          <table:table-cell office:value-type="string" table:style-name="ce9">
            <text:p>Volatility 3 mois : 0.1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20</text:p>
          </table:table-cell>
          <table:table-cell table:style-name="ce1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samples = 1000000</text:p>
          </table:table-cell>
          <table:table-cell office:value-type="float" office:value="1000000" table:style-name="ce2">
            <text:p>1,00E+06</text:p>
          </table:table-cell>
          <table:table-cell table:number-columns-repeated="3" table:style-name="ce1"/>
          <table:table-cell office:value-type="string" table:style-name="ce6">
            <text:p><text:s text:c="30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9" table:style-name="ce1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2" table:style-name="ce1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6793 <text:s text:c="7"/>20.3324 <text:s text:c="7"/>4.16793 <text:s text:c="7"/>20.4782 <text:s text:c="7"/>4.16793 <text:s text:c="7"/>2.23996</text:p>
          </table:table-cell>
          <table:table-cell table:number-columns-repeated="9" table:style-name="ce1"/>
          <table:table-cell office:value-type="string" table:style-name="ce1">
            <text:p><text:s text:c="7"/>European <text:s text:c="7"/>4.16356 <text:s text:c="7"/>1.18136 <text:s text:c="7"/>4.16356 <text:s text:c="7"/>1.06743 <text:s text:c="7"/>4.16356 <text:s text:c="6"/>0.106057</text:p>
          </table:table-cell>
          <table:table-cell table:number-columns-repeated="12" table:style-name="ce1"/>
          <table:table-cell office:value-type="string" table:style-name="ce6">
            <text:p><text:s text:c="7"/>European <text:s text:c="7"/>3.89229 <text:s text:c="7"/>6.96869 <text:s text:c="7"/>3.89229 <text:s text:c="7"/>5.37632 <text:s text:c="7"/>3.89229 <text:s text:c="6"/>0.623504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10.1161 <text:s text:c="6"/>0.729431 <text:s text:c="7"/>10.0878 <text:s text:c="6"/>0.731168 <text:s text:c="6"/>0.980263</text:p>
          </table:table-cell>
          <table:table-cell table:number-columns-repeated="9" table:style-name="ce1"/>
          <table:table-cell office:value-type="string" table:style-name="ce1">
            <text:p><text:s text:c="10"/>Asian <text:s text:c="7"/>0.73006 <text:s text:c="7"/>2.02721 <text:s text:c="7"/>0.73006 <text:s text:c="7"/>1.14282 <text:s text:c="8"/>0.7318 <text:s text:c="6"/>0.099952</text:p>
          </table:table-cell>
          <table:table-cell table:number-columns-repeated="12" table:style-name="ce1"/>
          <table:table-cell office:value-type="string" table:style-name="ce6">
            <text:p><text:s text:c="10"/>Asian <text:s text:c="6"/>0.351938 <text:s text:c="7"/>5.41294 <text:s text:c="6"/>0.351938 <text:s text:c="7"/>5.32874 <text:s text:c="6"/>0.353618 <text:s text:c="7"/>0.60386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2855 <text:s text:c="7"/>24.6841 <text:s text:c="6"/>0.272855 <text:s text:c="7"/>25.0161 <text:s text:c="7"/>0.27411 <text:s text:c="7"/>6.02125</text:p>
          </table:table-cell>
          <table:table-cell table:number-columns-repeated="9" table:style-name="ce1"/>
          <table:table-cell office:value-type="string" table:style-name="ce1">
            <text:p><text:s text:c="8"/>Barrier <text:s text:c="7"/>0.27153 <text:s text:c="8"/>1.2763 <text:s text:c="7"/>0.27153 <text:s text:c="7"/>1.62408 <text:s text:c="6"/>0.272449 <text:s text:c="6"/>0.335613</text:p>
          </table:table-cell>
          <table:table-cell table:number-columns-repeated="12" table:style-name="ce1"/>
          <table:table-cell office:value-type="string" table:style-name="ce6">
            <text:p><text:s text:c="8"/>Barrier <text:s text:c="5"/>0.0118743 <text:s text:c="7"/>7.19625 <text:s text:c="5"/>0.0118743 <text:s text:c="7"/>8.53559 <text:s text:c="5"/>0.0119946 <text:s text:c="7"/>2.24498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50</text:p>
          </table:table-cell>
          <table:table-cell table:style-name="ce1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samples=</text:p>
          </table:table-cell>
          <table:table-cell office:value-type="float" office:value="10000000" table:style-name="ce2">
            <text:p>1,00E+07</text:p>
          </table:table-cell>
          <table:table-cell table:number-columns-repeated="3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9" table:style-name="ce1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2" table:style-name="ce1"/>
          <table:table-cell office:value-type="string" table:style-name="ce9">
            <text:p>Volatility 3 mois : 0.15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6453 <text:s text:c="7"/>49.1297 <text:s text:c="7"/>4.16453 <text:s text:c="7"/>43.6662 <text:s text:c="7"/>4.16453 <text:s text:c="7"/>3.78495</text:p>
          </table:table-cell>
          <table:table-cell table:number-columns-repeated="9" table:style-name="ce1"/>
          <table:table-cell office:value-type="string" table:style-name="ce1">
            <text:p><text:s text:c="7"/>European <text:s text:c="7"/>4.17073 <text:s text:c="8"/>11.461 <text:s text:c="7"/>4.17073 <text:s text:c="7"/>9.96676 <text:s text:c="7"/>4.17073 <text:s text:c="7"/>1.01302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8.05079 <text:s text:c="6"/>0.729431 <text:s text:c="7"/>8.29565 <text:s text:c="6"/>0.731168 <text:s text:c="6"/>0.860679</text:p>
          </table:table-cell>
          <table:table-cell table:number-columns-repeated="9" table:style-name="ce1"/>
          <table:table-cell office:value-type="string" table:style-name="ce1">
            <text:p><text:s text:c="10"/>Asian <text:s text:c="6"/>0.729431 <text:s text:c="7"/>10.0461 <text:s text:c="6"/>0.729431 <text:s text:c="7"/>8.19727 <text:s text:c="6"/>0.731168 <text:s text:c="6"/>0.869418</text:p>
          </table:table-cell>
          <table:table-cell table:number-columns-repeated="12" table:style-name="ce1"/>
          <table:table-cell office:value-type="string" table:style-name="ce6">
            <text:p><text:s text:c="30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4529 <text:s text:c="7"/>56.0189 <text:s text:c="6"/>0.274529 <text:s text:c="7"/>56.7488 <text:s text:c="6"/>0.275829 <text:s text:c="7"/>21.8217</text:p>
          </table:table-cell>
          <table:table-cell table:number-columns-repeated="9" table:style-name="ce1"/>
          <table:table-cell office:value-type="string" table:style-name="ce1">
            <text:p><text:s text:c="8"/>Barrier <text:s text:c="6"/>0.273727 <text:s text:c="7"/>11.8922 <text:s text:c="6"/>0.273727 <text:s text:c="9"/>11.79 <text:s text:c="6"/>0.274946 <text:s text:c="7"/>2.91236</text:p>
          </table:table-cell>
          <table:table-cell table:number-columns-repeated="12" table:style-name="ce1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7"/>European <text:s text:c="7"/>3.98685 <text:s text:c="7"/>6.09488 <text:s text:c="7"/>3.98685 <text:s text:c="7"/>6.97237 <text:s text:c="7"/>3.98685 <text:s text:c="6"/>0.755345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70</text:p>
          </table:table-cell>
          <table:table-cell table:style-name="ce1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samples=</text:p>
          </table:table-cell>
          <table:table-cell office:value-type="float" office:value="100000000" table:style-name="ce2">
            <text:p>1,00E+08</text:p>
          </table:table-cell>
          <table:table-cell table:number-columns-repeated="3" table:style-name="ce1"/>
          <table:table-cell office:value-type="string" table:style-name="ce6">
            <text:p><text:s text:c="10"/>Asian <text:s text:c="6"/>0.540651 <text:s text:c="7"/>4.74489 <text:s text:c="6"/>0.540651 <text:s text:c="10"/>4.94 <text:s text:c="6"/>0.542366 <text:s text:c="6"/>0.632805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9" table:style-name="ce1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2" table:style-name="ce1"/>
          <table:table-cell office:value-type="string" table:style-name="ce6">
            <text:p><text:s text:c="8"/>Barrier <text:s text:c="6"/>0.099157 <text:s text:c="7"/>6.86718 <text:s text:c="6"/>0.099157 <text:s text:c="7"/>6.56959 <text:s text:c="5"/>0.0998374 <text:s text:c="7"/>1.92098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6972 <text:s text:c="7"/>80.5016 <text:s text:c="7"/>4.16972 <text:s text:c="7"/>69.8377 <text:s text:c="7"/>4.16972 <text:s text:c="7"/>7.28428</text:p>
          </table:table-cell>
          <table:table-cell table:number-columns-repeated="9" table:style-name="ce1"/>
          <table:table-cell office:value-type="string" table:style-name="ce1">
            <text:p><text:s text:c="7"/>European <text:s text:c="7"/>4.17025 <text:s text:c="7"/>100.282 <text:s text:c="7"/>4.17025 <text:s text:c="8"/>93.043 <text:s text:c="7"/>4.17025 <text:s text:c="7"/>9.29123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8.64685 <text:s text:c="6"/>0.729431 <text:s text:c="7"/>8.42931 <text:s text:c="6"/>0.731168 <text:s text:c="6"/>0.863966</text:p>
          </table:table-cell>
          <table:table-cell table:number-columns-repeated="9" table:style-name="ce1"/>
          <table:table-cell office:value-type="string" table:style-name="ce1">
            <text:p><text:s text:c="10"/>Asian <text:s text:c="7"/>0.72901 <text:s text:c="7"/>95.1589 <text:s text:c="7"/>0.72901 <text:s text:c="7"/>90.6792 <text:s text:c="6"/>0.730745 <text:s text:c="7"/>9.70548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4174 <text:s text:c="7"/>85.8589 <text:s text:c="6"/>0.274174 <text:s text:c="7"/>88.8267 <text:s text:c="6"/>0.275335 <text:s text:c="7"/>19.1028</text:p>
          </table:table-cell>
          <table:table-cell table:number-columns-repeated="9" table:style-name="ce1"/>
          <table:table-cell office:value-type="string" table:style-name="ce1">
            <text:p><text:s text:c="8"/>Barrier <text:s text:c="6"/>0.274139 <text:s text:c="7"/>117.027 <text:s text:c="6"/>0.274139 <text:s text:c="7"/>117.221 <text:s text:c="6"/>0.275376 <text:s text:c="7"/>32.8068</text:p>
          </table:table-cell>
          <table:table-cell table:number-columns-repeated="12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9">
            <text:p>Volatility 3 mois : 0.2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7" table:style-name="ce1"/>
          <table:table-cell office:value-type="string" table:style-name="ce1">
            <text:p>timesteps = 100</text:p>
          </table:table-cell>
          <table:table-cell table:number-columns-repeated="14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22" table:style-name="ce1"/>
          <table:table-cell office:value-type="string" table:style-name="ce6">
            <text:p><text:s text:c="30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7"/>European <text:s text:c="7"/>4.17184 <text:s text:c="7"/>123.282 <text:s text:c="7"/>4.17184 <text:s text:c="7"/>98.3533 <text:s text:c="7"/>4.17184 <text:s text:c="7"/>8.13252</text:p>
          </table:table-cell>
          <table:table-cell table:number-columns-repeated="22" table:style-name="ce1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10"/>Asian <text:s text:c="6"/>0.729431 <text:s text:c="7"/>8.84197 <text:s text:c="6"/>0.729431 <text:s text:c="7"/>10.4835 <text:s text:c="6"/>0.731168 <text:s text:c="7"/>1.12782</text:p>
          </table:table-cell>
          <table:table-cell table:number-columns-repeated="22" table:style-name="ce1"/>
          <table:table-cell office:value-type="string" table:style-name="ce6">
            <text:p><text:s text:c="7"/>European <text:s text:c="7"/>4.17073 <text:s text:c="7"/>4.82927 <text:s text:c="7"/>4.17073 <text:s text:c="7"/>4.47643 <text:s text:c="7"/>4.17073 <text:s text:c="6"/>0.516303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office:value-type="string" table:style-name="ce1">
            <text:p><text:s text:c="8"/>Barrier <text:s text:c="6"/>0.274521 <text:s text:c="7"/>118.665 <text:s text:c="6"/>0.274521 <text:s text:c="7"/>114.051 <text:s text:c="6"/>0.275717 <text:s text:c="7"/>27.7999</text:p>
          </table:table-cell>
          <table:table-cell table:number-columns-repeated="22" table:style-name="ce1"/>
          <table:table-cell office:value-type="string" table:style-name="ce6">
            <text:p><text:s text:c="10"/>Asian <text:s text:c="6"/>0.729431 <text:s text:c="7"/>4.37357 <text:s text:c="6"/>0.729431 <text:s text:c="7"/>4.62628 <text:s text:c="6"/>0.731168 <text:s text:c="6"/>0.533989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8"/>Barrier <text:s text:c="6"/>0.273727 <text:s text:c="7"/>6.02048 <text:s text:c="6"/>0.273727 <text:s text:c="7"/>7.15657 <text:s text:c="6"/>0.274946 <text:s text:c="7"/>1.70831</text:p>
          </table:table-cell>
          <table:table-cell table:number-columns-repeated="8" table:style-name="ce7"/>
          <table:table-cell table:number-columns-repeated="16352"/>
        </table:table-row>
        <table:table-row table:number-rows-repeated="2" table:style-name="ro1">
          <table:table-cell table:number-columns-repeated="23" table:style-name="ce1"/>
          <table:table-cell table:style-name="ce6"/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9">
            <text:p>Volatility 3 mois : 0.25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table:style-name="ce8"/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27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7"/>European <text:s text:c="8"/>4.4136 <text:s text:c="7"/>5.50541 <text:s text:c="8"/>4.4136 <text:s text:c="7"/>5.33519 <text:s text:c="8"/>4.4136 <text:s text:c="6"/>0.621113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10"/>Asian <text:s text:c="6"/>0.918205 <text:s text:c="7"/>4.72788 <text:s text:c="6"/>0.918205 <text:s text:c="8"/>4.9535 <text:s text:c="6"/>0.919959 <text:s text:c="7"/>0.60979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 table:style-name="ce1"/>
          <table:table-cell office:value-type="string" table:style-name="ce6">
            <text:p><text:s text:c="8"/>Barrier <text:s text:c="6"/>0.504844 <text:s text:c="7"/>7.06645 <text:s text:c="6"/>0.504844 <text:s text:c="7"/>7.47538 <text:s text:c="6"/>0.506555 <text:s text:c="7"/>2.15983</text:p>
          </table:table-cell>
          <table:table-cell table:number-columns-repeated="8" table:style-name="ce7"/>
          <table:table-cell table:number-columns-repeated="16352"/>
        </table:table-row>
        <table:table-row table:number-rows-repeated="2" table:style-name="ro1">
          <table:table-cell table:number-columns-repeated="23" table:style-name="ce1"/>
          <table:table-cell table:style-name="ce4"/>
          <table:table-cell table:number-columns-repeated="16360" table:style-name="ce1"/>
        </table:table-row>
        <table:table-row table:style-name="ro1">
          <table:table-cell table:number-columns-repeated="23" table:style-name="ce1"/>
          <table:table-cell office:value-type="string" table:style-name="ce5">
            <text:p>Volatility 3 mois : 0.3</text:p>
          </table:table-cell>
          <table:table-cell table:number-columns-repeated="16360" table:style-name="ce1"/>
        </table:table-row>
        <table:table-row table:style-name="ro1">
          <table:table-cell table:number-columns-repeated="23"/>
          <table:table-cell table:style-name="ce4"/>
          <table:table-cell table:number-columns-repeated="16360" table:style-name="ce1"/>
        </table:table-row>
        <table:table-row table:style-name="ro1">
          <table:table-cell table:number-columns-repeated="23"/>
          <table:table-cell office:value-type="string" table:style-name="ce6">
            <text:p><text:s text:c="30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7"/>European <text:s text:c="7"/>4.69353 <text:s text:c="7"/>5.64889 <text:s text:c="7"/>4.69353 <text:s text:c="7"/>8.27815 <text:s text:c="7"/>4.69353 <text:s text:c="6"/>0.671904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10"/>Asian <text:s text:c="7"/>1.10694 <text:s text:c="7"/>5.72286 <text:s text:c="7"/>1.10694 <text:s text:c="7"/>5.68843 <text:s text:c="8"/>1.1087 <text:s text:c="7"/>0.61738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8"/>Barrier <text:s text:c="7"/>0.77426 <text:s text:c="7"/>6.43506 <text:s text:c="7"/>0.77426 <text:s text:c="7"/>6.50398 <text:s text:c="6"/>0.776236 <text:s text:c="8"/>1.8666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table:style-name="ce4"/>
          <table:table-cell table:number-columns-repeated="16360" table:style-name="ce1"/>
        </table:table-row>
        <table:table-row table:number-rows-repeated="2" table:style-name="ro1">
          <table:table-cell table:number-columns-repeated="23"/>
          <table:table-cell table:style-name="ce3"/>
          <table:table-cell table:number-columns-repeated="16360" table:style-name="ce1"/>
        </table:table-row>
        <table:table-row table:style-name="ro1">
          <table:table-cell table:number-columns-repeated="23"/>
          <table:table-cell office:value-type="string" table:style-name="ce5">
            <text:p>Volatility 3 mois : 0.35</text:p>
          </table:table-cell>
          <table:table-cell table:number-columns-repeated="16360" table:style-name="ce1"/>
        </table:table-row>
        <table:table-row table:style-name="ro1">
          <table:table-cell table:number-columns-repeated="23"/>
          <table:table-cell table:style-name="ce3"/>
          <table:table-cell table:number-columns-repeated="16360" table:style-name="ce1"/>
        </table:table-row>
        <table:table-row table:style-name="ro1">
          <table:table-cell table:number-columns-repeated="23"/>
          <table:table-cell office:value-type="string" table:style-name="ce6">
            <text:p><text:s text:c="29"/>old engine <text:s text:c="17"/>non constant <text:s text:c="21"/>constant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7"/>European <text:s text:c="7"/>4.99702 <text:s text:c="7"/>7.48974 <text:s text:c="7"/>4.99702 <text:s text:c="7"/>5.43191 <text:s text:c="7"/>4.99702 <text:s text:c="6"/>0.596421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10"/>Asian <text:s text:c="8"/>1.2956 <text:s text:c="8"/>7.9072 <text:s text:c="8"/>1.2956 <text:s text:c="7"/>5.43059 <text:s text:c="7"/>1.29738 <text:s text:c="6"/>0.640167</text:p>
          </table:table-cell>
          <table:table-cell table:number-columns-repeated="8" table:style-name="ce7"/>
          <table:table-cell table:number-columns-repeated="16352"/>
        </table:table-row>
        <table:table-row table:style-name="ro1">
          <table:table-cell table:number-columns-repeated="23"/>
          <table:table-cell office:value-type="string" table:style-name="ce6">
            <text:p><text:s text:c="8"/>Barrier <text:s text:c="7"/>1.07011 <text:s text:c="7"/>7.37303 <text:s text:c="7"/>1.07011 <text:s text:c="7"/>7.18949 <text:s text:c="7"/>1.07229 <text:s text:c="7"/>1.94899</text:p>
          </table:table-cell>
          <table:table-cell table:number-columns-repeated="8" table:style-name="ce7"/>
          <table:table-cell table:number-columns-repeated="1635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3"/>
          <table:table-cell office:value-type="string" table:style-name="ce1">
            <text:p>Volatility 3 mois : 0.50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<text:s text:c="30"/>old engine <text:s text:c="17"/>non constant <text:s text:c="21"/>constant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<text:s text:c="11"/>kind <text:s text:c="11"/>NPV <text:s text:c="6"/>time [s] <text:s text:c="11"/>NPV <text:s text:c="6"/>time [s] <text:s text:c="11"/>NPV <text:s text:c="6"/>time [s]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<text:s text:c="7"/>European <text:s text:c="7"/>5.98283 <text:s text:c="7"/>13.5148 <text:s text:c="7"/>5.98283 <text:s text:c="7"/>9.03842 <text:s text:c="7"/>5.98283 <text:s text:c="6"/>0.868174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<text:s text:c="10"/>Asian <text:s text:c="7"/>1.86098 <text:s text:c="7"/>8.43358 <text:s text:c="7"/>1.86098 <text:s text:c="7"/>8.61288 <text:s text:c="7"/>1.86279 <text:s text:c="7"/>1.12117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<text:s text:c="8"/>Barrier <text:s text:c="7"/>2.03808 <text:s text:c="7"/>15.5183 <text:s text:c="7"/>2.03808 <text:s text:c="7"/>13.1329 <text:s text:c="7"/>2.04017 <text:s text:c="7"/>3.27682</text:p>
          </table:table-cell>
          <table:table-cell table:number-columns-repeated="16360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ndaleMono" svg:font-family="AndaleMono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526</meta:generator>
    <meta:initial-creator>Lenovo</meta:initial-creator>
    <dc:creator>Lenovo</dc:creator>
    <meta:creation-date>2025-03-24T16:31:40Z</meta:creation-date>
    <dc:date>2025-03-24T22:18:01Z</dc:date>
  </office:meta>
</office:document-meta>
</file>